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 fo:font-size="45pt" style:font-size-asian="45pt" style:font-size-complex="45pt"/>
    </style:style>
    <style:style style:name="P4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5" style:family="paragraph">
      <style:paragraph-properties fo:text-align="center"/>
      <style:text-properties fo:font-size="5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P7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text-properties fo:color="#ff0000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style:paragraph-properties fo:text-align="start"/>
    </style:style>
    <style:style style:name="P12" style:family="paragraph">
      <style:paragraph-properties fo:text-align="end"/>
    </style:style>
    <style:style style:name="P13" style:family="paragraph">
      <style:paragraph-properties fo:text-align="start"/>
      <style:text-properties fo:font-size="55pt" style:font-size-asian="55pt" style:font-size-complex="55pt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6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ff0000"/>
    </style:style>
    <style:style style:name="T10" style:family="text">
      <style:text-properties fo:color="#ff0000" fo:font-size="50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ff0000" fo:font-size="42pt" style:font-size-asian="42pt" style:font-size-complex="42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color="#ff00ff" fo:font-size="55pt" style:font-size-asian="55pt" style:font-size-complex="55pt"/>
    </style:style>
    <style:style style:name="T15" style:family="text">
      <style:text-properties fo:color="#ff0000" fo:font-size="55pt" style:font-size-asian="55pt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0.32cm" svg:height="20.32cm" svg:x="4.1cm" svg:y="0.204cm">
          <draw:image xlink:href="../PresentationBarco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2cm" svg:height="8.955cm" svg:x="2.8cm" svg:y="3.145cm">
          <draw:image xlink:href="../../hero_ical.jpg" xlink:type="simple" xlink:show="embed" xlink:actuate="onLoad">
            <text:p/>
          </draw:image>
        </draw:frame>
        <draw:frame draw:style-name="gr1" draw:text-style-name="P1" draw:layer="layout" svg:width="9.955cm" svg:height="10cm" svg:x="15cm" svg:y="2.8cm">
          <draw:image xlink:href="../../sqlite_editor_logo.png" xlink:type="simple" xlink:show="embed" xlink:actuate="onLoad">
            <text:p/>
          </draw:image>
        </draw:frame>
        <draw:frame draw:style-name="gr3" draw:text-style-name="P3" draw:layer="layout" svg:width="16.8cm" svg:height="3.799cm" svg:x="13.6cm" svg:y="15.2cm">
          <draw:text-box>
            <text:p><text:span text:style-name="T1">Dodatko Alexander</text:span></text:p>
            <text:p><text:span text:style-name="T1"/></text:p>
          </draw:text-box>
        </draw:frame>
        <draw:frame draw:style-name="gr4" draw:text-style-name="P4" draw:layer="layout" svg:width="10.6cm" svg:height="1.83cm" svg:x="16.8cm" svg:y="18cm">
          <draw:text-box>
            <text:p><text:span text:style-name="T2">November 20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How many moths does the year consist of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What is the first day of the year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layer="layout" svg:width="25.2cm" svg:height="4.189cm" svg:x="1.4cm" svg:y="9.2cm">
          <draw:text-box>
            <text:p text:style-name="P1">Which day is the beginning of the week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5" draw:layer="layout" svg:width="25.2cm" svg:height="2.22cm" svg:x="1.4cm" svg:y="9.2cm">
          <draw:text-box>
            <text:p text:style-name="P1"><text:span text:style-name="T3">Right, but did you know that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9cm" svg:height="11.675cm" svg:x="9.2cm" svg:y="8.4cm">
          <draw:image xlink:href="../jew1.jpg" xlink:type="simple" xlink:show="embed" xlink:actuate="onLoad">
            <text:p/>
          </draw:image>
        </draw:frame>
        <draw:frame draw:style-name="gr4" draw:layer="layout" svg:width="26.8cm" svg:height="6.158cm" svg:x="0.8cm" svg:y="1cm">
          <draw:text-box>
            <text:p text:style-name="P1">Jewish calendar consists of 13 months. And month #6 is a leaping 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5" draw:layer="layout" svg:width="25.2cm" svg:height="6.158cm" svg:x="1.4cm" svg:y="2.2cm">
          <draw:text-box>
            <text:p text:style-name="P1"><text:span text:style-name="T3">In Japan the calendar may return to year #1 at the day of the emperor's death</text:span></text:p>
          </draw:text-box>
        </draw:frame>
        <draw:frame draw:style-name="gr1" draw:text-style-name="P1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6" draw:layer="layout" svg:width="25.2cm" svg:height="5.573cm" svg:x="1.097cm" svg:y="1.903cm">
          <draw:text-box>
            <text:p text:style-name="P1"><text:span text:style-name="T4">In Russia week starts on Monday.</text:span></text:p>
            <text:p text:style-name="P1"><text:span text:style-name="T4"/></text:p>
            <text:p text:style-name="P1"><text:span text:style-name="T4">In the USA the first day is Sunday</text:span></text:p>
          </draw:text-box>
        </draw:frame>
        <draw:frame draw:style-name="gr1" draw:text-style-name="P1" draw:layer="layout" svg:width="16.2cm" svg:height="12.251cm" svg:x="5.6cm" svg:y="8.2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layer="layout" svg:width="25.8cm" svg:height="6.158cm" svg:x="1.2cm" svg:y="6.442cm">
          <draw:text-box>
            <text:p>It is an insanely hard work to make dates look NATURAL to the user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layer="layout" svg:width="25.4cm" svg:height="4.189cm" svg:x="1cm" svg:y="6.6cm">
          <draw:text-box>
            <text:p text:style-name="P1">Dates travel the internet as string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" draw:text-style-name="P8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4" draw:layer="layout" svg:width="25.6cm" svg:height="2.22cm" svg:x="1.504cm" svg:y="1.353cm">
          <draw:text-box>
            <text:p text:style-name="P1">The Typical Solu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" draw:text-style-name="P9" draw:layer="layout" svg:width="22.4cm" svg:height="2.22cm" svg:x="2.504cm" svg:y="9.214cm">
          <draw:text-box>
            <text:p text:style-name="P1"><text:span text:style-name="T9">WRONG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4" draw:text-style-name="P5" draw:layer="layout" svg:width="25.6cm" svg:height="4.189cm" svg:x="1.111cm" svg:y="7.327cm">
          <draw:text-box>
            <text:p text:style-name="P1"><text:span text:style-name="T3">Use </text:span><text:span text:style-name="T10">en_US_POSIX</text:span><text:span text:style-name="T3"> locale for dates from the network</text:span></text:p>
          </draw:text-box>
        </draw:frame>
        <draw:frame draw:style-name="gr4" draw:text-style-name="P10" draw:layer="layout" svg:width="19.496cm" svg:height="1.906cm" svg:x="7.8cm" svg:y="17.494cm">
          <draw:text-box>
            <text:p><text:span text:style-name="T11">Use </text:span><text:span text:style-name="T12">Gregorian</text:span><text:span text:style-name="T11"> calendar to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5" draw:layer="layout" svg:width="23.8cm" svg:height="1.187cm" svg:x="3.4cm" svg:y="6.8cm">
          <draw:text-box>
            <text:p/>
          </draw:text-box>
        </draw:frame>
        <draw:frame draw:style-name="gr4" draw:text-style-name="P13" draw:layer="layout" svg:width="25.8cm" svg:height="8.923cm" svg:x="1.2cm" svg:y="6.4cm">
          <draw:text-box>
            <text:p text:style-name="P11"><text:span text:style-name="T13">Do not forget to set </text:span></text:p>
            <text:p text:style-name="P11"><text:span text:style-name="T13">the </text:span><text:span text:style-name="T14">same</text:span><text:span text:style-name="T13"> </text:span><text:span text:style-name="T14">Locale</text:span><text:span text:style-name="T13"> </text:span></text:p>
            <text:p text:style-name="P12"><text:span text:style-name="T13">for both </text:span><text:span text:style-name="T15">NSCalendar</text:span><text:span text:style-name="T13"> and </text:span><text:span text:style-name="T15">NSDateFormat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4" draw:layer="layout" svg:width="22.777cm" svg:height="2.22cm" svg:x="2.423cm" svg:y="1.2cm">
          <draw:text-box>
            <text:p>Or let my library do it for you</text:p>
          </draw:text-box>
        </draw:frame>
        <draw:frame draw:style-name="gr4" draw:layer="layout" svg:width="16.4cm" svg:height="2.22cm" svg:x="10.125cm" svg:y="11.374cm">
          <draw:text-box>
            <text:p text:style-name="P1">dodikk / ESLocale</text:p>
          </draw:text-box>
        </draw:frame>
        <draw:frame draw:style-name="gr1" draw:text-style-name="P1" draw:layer="layout" svg:width="7.422cm" svg:height="7.927cm" svg:x="1.546cm" svg:y="8.364cm">
          <draw:image xlink:href="../GitHu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09-18T15:43:06</dc:date>
    <meta:editing-duration>PT1H46M23S</meta:editing-duration>
    <meta:editing-cycles>44</meta:editing-cycles>
    <meta:generator>LibreOffice/3.5$MacOSX_x86 LibreOffice_project/281b639-6baa1d3-ef66a77-d866f25-f36d45f</meta:generator>
    <meta:document-statistic meta:object-count="93"/>
  </office:meta>
</office:document-meta>
</file>